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sigmaVd</text:p>
          </table:table-cell>
          <table:table-cell office:value-type="string" calcext:value-type="string">
            <text:p>VGS</text:p>
          </table:table-cell>
          <table:table-cell office:value-type="string" calcext:value-type="string">
            <text:p>sigmaVGS</text:p>
          </table:table-cell>
          <table:table-cell table:number-columns-repeated="4"/>
        </table:table-row>
        <table:table-row table:style-name="ro1">
          <table:table-cell office:value-type="float" office:value="0.013" calcext:value-type="float">
            <text:p>0,0130</text:p>
          </table:table-cell>
          <table:table-cell table:formula="of:=((0.005*[.A2])^2+(0.001)^2)^0.5" office:value-type="float" office:value="0.00100211027337315" calcext:value-type="float">
            <text:p>0,0010</text:p>
          </table:table-cell>
          <table:table-cell office:value-type="float" office:value="-3.27" calcext:value-type="float">
            <text:p>-3,2700</text:p>
          </table:table-cell>
          <table:table-cell table:formula="of:=((0.005*[.C2])^2+(0.01)^2)^0.5" office:value-type="float" office:value="0.0191656593938221" calcext:value-type="float">
            <text:p>0,0192</text:p>
          </table:table-cell>
          <table:table-cell table:number-columns-repeated="4"/>
        </table:table-row>
        <table:table-row table:style-name="ro1">
          <table:table-cell office:value-type="float" office:value="0.0781" calcext:value-type="float">
            <text:p>0,0781</text:p>
          </table:table-cell>
          <table:table-cell table:formula="of:=((0.005*[.A3])^2+(0.001)^2)^0.5" office:value-type="float" office:value="0.00107354098664187" calcext:value-type="float">
            <text:p>0,0011</text:p>
          </table:table-cell>
          <table:table-cell office:value-type="float" office:value="-3.13" calcext:value-type="float">
            <text:p>-3,1300</text:p>
          </table:table-cell>
          <table:table-cell table:formula="of:=((0.005*[.C3])^2+(0.01)^2)^0.5" office:value-type="float" office:value="0.0185720892739616" calcext:value-type="float">
            <text:p>0,0186</text:p>
          </table:table-cell>
          <table:table-cell table:number-columns-repeated="4"/>
        </table:table-row>
        <table:table-row table:style-name="ro1">
          <table:table-cell office:value-type="float" office:value="0.264" calcext:value-type="float">
            <text:p>0,2640</text:p>
          </table:table-cell>
          <table:table-cell table:formula="of:=((0.005*[.A4])^2+(0.001)^2)^0.5" office:value-type="float" office:value="0.00165601932355876" calcext:value-type="float">
            <text:p>0,0017</text:p>
          </table:table-cell>
          <table:table-cell office:value-type="float" office:value="-2.94" calcext:value-type="float">
            <text:p>-2,9400</text:p>
          </table:table-cell>
          <table:table-cell table:formula="of:=((0.005*[.C4])^2+(0.01)^2)^0.5" office:value-type="float" office:value="0.0177789201021884" calcext:value-type="float">
            <text:p>0,0178</text:p>
          </table:table-cell>
          <table:table-cell table:number-columns-repeated="4"/>
        </table:table-row>
        <table:table-row table:style-name="ro1">
          <table:table-cell office:value-type="float" office:value="0.462" calcext:value-type="float">
            <text:p>0,4620</text:p>
          </table:table-cell>
          <table:table-cell table:formula="of:=((0.005*[.A5])^2+(0.001)^2)^0.5" office:value-type="float" office:value="0.00251716109933393" calcext:value-type="float">
            <text:p>0,0025</text:p>
          </table:table-cell>
          <table:table-cell office:value-type="float" office:value="-2.81" calcext:value-type="float">
            <text:p>-2,8100</text:p>
          </table:table-cell>
          <table:table-cell table:formula="of:=((0.005*[.C5])^2+(0.01)^2)^0.5" office:value-type="float" office:value="0.0172453616952501" calcext:value-type="float">
            <text:p>0,0172</text:p>
          </table:table-cell>
          <table:table-cell table:number-columns-repeated="4"/>
        </table:table-row>
        <table:table-row table:style-name="ro1">
          <table:table-cell office:value-type="float" office:value="1.02" calcext:value-type="float">
            <text:p>1,0200</text:p>
          </table:table-cell>
          <table:table-cell table:formula="of:=((0.005*[.A6])^2+(0.01)^2)^0.5" office:value-type="float" office:value="0.0112254175868874" calcext:value-type="float">
            <text:p>0,0112</text:p>
          </table:table-cell>
          <table:table-cell office:value-type="float" office:value="-2.51" calcext:value-type="float">
            <text:p>-2,5100</text:p>
          </table:table-cell>
          <table:table-cell table:formula="of:=((0.005*[.C6])^2+(0.01)^2)^0.5" office:value-type="float" office:value="0.0160468844328112" calcext:value-type="float">
            <text:p>0,0160</text:p>
          </table:table-cell>
          <table:table-cell table:number-columns-repeated="4"/>
        </table:table-row>
        <table:table-row table:style-name="ro1">
          <table:table-cell office:value-type="float" office:value="1.69" calcext:value-type="float">
            <text:p>1,6900</text:p>
          </table:table-cell>
          <table:table-cell table:formula="of:=((0.005*[.A7])^2+(0.01)^2)^0.5" office:value-type="float" office:value="0.0130920777571782" calcext:value-type="float">
            <text:p>0,0131</text:p>
          </table:table-cell>
          <table:table-cell office:value-type="float" office:value="-2.23" calcext:value-type="float">
            <text:p>-2,2300</text:p>
          </table:table-cell>
          <table:table-cell table:formula="of:=((0.005*[.C7])^2+(0.01)^2)^0.5" office:value-type="float" office:value="0.0149773996407921" calcext:value-type="float">
            <text:p>0,0150</text:p>
          </table:table-cell>
          <table:table-cell table:number-columns-repeated="4"/>
        </table:table-row>
        <table:table-row table:style-name="ro1">
          <table:table-cell office:value-type="float" office:value="2.94" calcext:value-type="float">
            <text:p>2,9400</text:p>
          </table:table-cell>
          <table:table-cell table:formula="of:=((0.005*[.A8])^2+(0.01)^2)^0.5" office:value-type="float" office:value="0.0177789201021884" calcext:value-type="float">
            <text:p>0,0178</text:p>
          </table:table-cell>
          <table:table-cell office:value-type="float" office:value="-1.807" calcext:value-type="float">
            <text:p>-1,8070</text:p>
          </table:table-cell>
          <table:table-cell table:formula="of:=((0.005*[.C8])^2+(0.01)^2)^0.5" office:value-type="float" office:value="0.0134770629218684" calcext:value-type="float">
            <text:p>0,0135</text:p>
          </table:table-cell>
          <table:table-cell table:number-columns-repeated="4"/>
        </table:table-row>
        <table:table-row table:style-name="ro1">
          <table:table-cell office:value-type="float" office:value="4.34" calcext:value-type="float">
            <text:p>4,3400</text:p>
          </table:table-cell>
          <table:table-cell table:formula="of:=((0.005*[.A9])^2+(0.01)^2)^0.5" office:value-type="float" office:value="0.0238933045014707" calcext:value-type="float">
            <text:p>0,0239</text:p>
          </table:table-cell>
          <table:table-cell office:value-type="float" office:value="-1.37" calcext:value-type="float">
            <text:p>-1,3700</text:p>
          </table:table-cell>
          <table:table-cell table:formula="of:=((0.005*[.C9])^2+(0.01)^2)^0.5" office:value-type="float" office:value="0.0121211591854905" calcext:value-type="float">
            <text:p>0,0121</text:p>
          </table:table-cell>
          <table:table-cell table:number-columns-repeated="4"/>
        </table:table-row>
        <table:table-row table:style-name="ro1">
          <table:table-cell office:value-type="float" office:value="6.22" calcext:value-type="float">
            <text:p>6,2200</text:p>
          </table:table-cell>
          <table:table-cell table:formula="of:=((0.005*[.A10])^2+(0.01)^2)^0.5" office:value-type="float" office:value="0.0326681802370441" calcext:value-type="float">
            <text:p>0,0327</text:p>
          </table:table-cell>
          <table:table-cell office:value-type="float" office:value="-0.872" calcext:value-type="float">
            <text:p>-0,8720</text:p>
          </table:table-cell>
          <table:table-cell table:formula="of:=((0.005*[.C10])^2+(0.001)^2)^0.5" office:value-type="float" office:value="0.00447320913886217" calcext:value-type="float">
            <text:p>0,0045</text:p>
          </table:table-cell>
          <table:table-cell table:number-columns-repeated="4"/>
        </table:table-row>
        <table:table-row table:style-name="ro1">
          <table:table-cell office:value-type="float" office:value="8.01" calcext:value-type="float">
            <text:p>8,0100</text:p>
          </table:table-cell>
          <table:table-cell table:formula="of:=((0.005*[.A11])^2+(0.01)^2)^0.5" office:value-type="float" office:value="0.0412795651624384" calcext:value-type="float">
            <text:p>0,0413</text:p>
          </table:table-cell>
          <table:table-cell office:value-type="float" office:value="-0.413" calcext:value-type="float">
            <text:p>-0,4130</text:p>
          </table:table-cell>
          <table:table-cell table:formula="of:=((0.005*[.C11])^2+(0.001)^2)^0.5" office:value-type="float" office:value="0.00229438989711862" calcext:value-type="float">
            <text:p>0,0023</text:p>
          </table:table-cell>
          <table:table-cell table:number-columns-repeated="4"/>
        </table:table-row>
        <table:table-row table:style-name="ro1">
          <table:table-cell office:value-type="float" office:value="9.36" calcext:value-type="float">
            <text:p>9,3600</text:p>
          </table:table-cell>
          <table:table-cell table:formula="of:=((0.005*[.A12])^2+(0.01)^2)^0.5" office:value-type="float" office:value="0.0478564520206001" calcext:value-type="float">
            <text:p>0,0479</text:p>
          </table:table-cell>
          <table:table-cell office:value-type="float" office:value="-0.037" calcext:value-type="float">
            <text:p>-0,0370</text:p>
          </table:table-cell>
          <table:table-cell table:formula="of:=((0.005*[.C12])^2+(0.001)^2)^0.5" office:value-type="float" office:value="0.00101696853441982" calcext:value-type="float">
            <text:p>0,0010</text:p>
          </table:table-cell>
          <table:table-cell table:number-columns-repeated="4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5:56:36.621554332</meta:creation-date>
    <dc:date>2016-11-07T18:50:46.692020063</dc:date>
    <meta:editing-duration>PT2H43M59S</meta:editing-duration>
    <meta:editing-cycles>4</meta:editing-cycles>
    <meta:generator>LibreOffice/5.1.4.2$Linux_x86 LibreOffice_project/10m0$Build-2</meta:generator>
    <meta:document-statistic meta:table-count="1" meta:cell-count="48" meta:object-count="0"/>
  </office:meta>
</office:document-meta>
</file>